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3194in" table:align="left" style:writing-mode="lr-tb"/>
    </style:style>
    <style:style style:name="Table1.A" style:family="table-column">
      <style:table-column-properties style:column-width="0.6875in"/>
    </style:style>
    <style:style style:name="Table1.B" style:family="table-column">
      <style:table-column-properties style:column-width="1.066in"/>
    </style:style>
    <style:style style:name="Table1.C" style:family="table-column">
      <style:table-column-properties style:column-width="1.1806in"/>
    </style:style>
    <style:style style:name="Table1.D"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2" style:family="table-row">
      <style:table-row-properties style:min-row-height="0.3806in"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0in"/>
          <style:tab-stop style:position="3in" style:type="center"/>
          <style:tab-stop style:position="6in" style:type="right"/>
        </style:tab-stops>
      </style:paragraph-properties>
      <style:text-properties fo:color="#c0c0c0" style:font-name="Arial" fo:font-size="10pt" fo:font-weight="bold" style:font-size-asian="10pt" style:font-weight-asian="bold" style:font-name-complex="Arial"/>
    </style:style>
    <style:style style:name="P2" style:family="paragraph" style:parent-style-name="Header">
      <style:paragraph-properties>
        <style:tab-stops>
          <style:tab-stop style:position="3.3126in" style:type="right"/>
          <style:tab-stop style:position="6in" style:type="right"/>
        </style:tab-stops>
      </style:paragraph-properties>
    </style:style>
    <style:style style:name="P3" style:family="paragraph" style:parent-style-name="Footer">
      <style:text-properties style:font-name="Arial" fo:font-size="10pt" style:font-size-asian="10pt" style:font-name-complex="Arial"/>
    </style:style>
    <style:style style:name="P4" style:family="paragraph" style:parent-style-name="Text_20_body">
      <style:paragraph-properties fo:margin-top="0.028in" fo:margin-bottom="0.1665in" loext:contextual-spacing="false"/>
    </style:style>
    <style:style style:name="P5" style:family="paragraph" style:parent-style-name="Header">
      <style:paragraph-properties fo:keep-with-next="always">
        <style:tab-stops/>
      </style:paragraph-properties>
    </style:style>
    <style:style style:name="P6" style:family="paragraph" style:parent-style-name="Header">
      <style:paragraph-properties fo:keep-with-next="always">
        <style:tab-stops/>
      </style:paragraph-properties>
      <style:text-properties officeooo:paragraph-rsid="001eb950"/>
    </style:style>
    <style:style style:name="P7" style:family="paragraph" style:parent-style-name="Header">
      <style:paragraph-properties fo:keep-with-next="always">
        <style:tab-stops/>
      </style:paragraph-properties>
      <style:text-properties officeooo:paragraph-rsid="0020db79"/>
    </style:style>
    <style:style style:name="P8" style:family="paragraph" style:parent-style-name="Header">
      <style:paragraph-properties fo:keep-with-next="always">
        <style:tab-stops/>
      </style:paragraph-properties>
      <style:text-properties officeooo:paragraph-rsid="00215ef6"/>
    </style:style>
    <style:style style:name="P9" style:family="paragraph" style:parent-style-name="Header">
      <style:paragraph-properties fo:keep-with-next="always">
        <style:tab-stops/>
      </style:paragraph-properties>
      <style:text-properties officeooo:paragraph-rsid="00222295"/>
    </style:style>
    <style:style style:name="P10" style:family="paragraph" style:parent-style-name="Header">
      <style:paragraph-properties fo:keep-with-next="always">
        <style:tab-stops/>
      </style:paragraph-properties>
      <style:text-properties officeooo:paragraph-rsid="0022c2df"/>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officeooo:paragraph-rsid="001eb950"/>
    </style:style>
    <style:style style:name="P13" style:family="paragraph" style:parent-style-name="Standard">
      <style:paragraph-properties fo:keep-with-next="always"/>
      <style:text-properties officeooo:paragraph-rsid="0020db79"/>
    </style:style>
    <style:style style:name="P14" style:family="paragraph" style:parent-style-name="Standard">
      <style:paragraph-properties fo:keep-with-next="always"/>
      <style:text-properties officeooo:paragraph-rsid="00215ef6"/>
    </style:style>
    <style:style style:name="P15" style:family="paragraph" style:parent-style-name="Standard">
      <style:paragraph-properties fo:keep-with-next="always"/>
      <style:text-properties officeooo:paragraph-rsid="00222295"/>
    </style:style>
    <style:style style:name="P16" style:family="paragraph" style:parent-style-name="Standard">
      <style:paragraph-properties fo:keep-with-next="always"/>
      <style:text-properties officeooo:paragraph-rsid="0022c2df"/>
    </style:style>
    <style:style style:name="P17" style:family="paragraph" style:parent-style-name="Heading">
      <style:paragraph-properties fo:keep-together="always" fo:keep-with-next="always"/>
      <style:text-properties fo:font-size="10pt" fo:font-weight="bold" style:font-size-asian="10pt" style:font-weight-asian="bold" style:font-weight-complex="bold"/>
    </style:style>
    <style:style style:name="P18" style:family="paragraph" style:parent-style-name="Heading">
      <style:paragraph-properties fo:text-align="start" style:justify-single-word="false" fo:keep-together="always" fo:keep-with-next="always" style:snap-to-layout-grid="false"/>
      <style:text-properties fo:font-size="10pt" fo:font-weight="bold" officeooo:rsid="0023e0c9" officeooo:paragraph-rsid="0023e0c9" style:font-size-asian="10pt" style:font-weight-asian="bold" style:font-weight-complex="bold"/>
    </style:style>
    <style:style style:name="P19" style:family="paragraph" style:parent-style-name="Heading">
      <style:paragraph-properties fo:text-align="start" style:justify-single-word="false" fo:keep-together="always" fo:keep-with-next="always" style:snap-to-layout-grid="false"/>
      <style:text-properties fo:font-size="10pt" style:font-size-asian="10pt"/>
    </style:style>
    <style:style style:name="P20" style:family="paragraph" style:parent-style-name="Heading">
      <style:paragraph-properties fo:text-align="start" style:justify-single-word="false" fo:keep-together="always" fo:keep-with-next="always" style:snap-to-layout-grid="false"/>
      <style:text-properties fo:font-size="10pt" officeooo:rsid="0023e0c9" officeooo:paragraph-rsid="0023e0c9" style:font-size-asian="10pt"/>
    </style:style>
    <style:style style:name="P21" style:family="paragraph" style:parent-style-name="Heading">
      <style:paragraph-properties fo:text-align="start" style:justify-single-word="false" fo:keep-together="always" fo:keep-with-next="always" style:snap-to-layout-grid="false"/>
      <style:text-properties fo:font-size="10pt" officeooo:rsid="002976bd" officeooo:paragraph-rsid="002976bd" style:font-size-asian="10pt"/>
    </style:style>
    <style:style style:name="P22" style:family="paragraph" style:parent-style-name="Heading">
      <style:paragraph-properties fo:text-align="start" style:justify-single-word="false" fo:keep-together="always" fo:keep-with-next="always"/>
      <style:text-properties fo:font-size="12pt" style:font-size-asian="12pt"/>
    </style:style>
    <style:style style:name="P23" style:family="paragraph" style:parent-style-name="Standard">
      <style:text-properties officeooo:rsid="0000d2fd" officeooo:paragraph-rsid="0000d2fd"/>
    </style:style>
    <style:style style:name="P24" style:family="paragraph" style:parent-style-name="Standard">
      <style:text-properties officeooo:rsid="000a6908" officeooo:paragraph-rsid="000a6908"/>
    </style:style>
    <style:style style:name="P25" style:family="paragraph" style:parent-style-name="Standard">
      <style:text-properties officeooo:rsid="00142234" officeooo:paragraph-rsid="00142234"/>
    </style:style>
    <style:style style:name="P26" style:family="paragraph" style:parent-style-name="Standard">
      <style:text-properties officeooo:rsid="001635e8" officeooo:paragraph-rsid="001635e8"/>
    </style:style>
    <style:style style:name="P27" style:family="paragraph" style:parent-style-name="Standard">
      <style:text-properties officeooo:rsid="001c223b" officeooo:paragraph-rsid="001c223b"/>
    </style:style>
    <style:style style:name="P28" style:family="paragraph" style:parent-style-name="Standard">
      <style:text-properties officeooo:paragraph-rsid="001c9673"/>
    </style:style>
    <style:style style:name="P29" style:family="paragraph" style:parent-style-name="Standard">
      <style:text-properties officeooo:rsid="001e1256" officeooo:paragraph-rsid="001e1256"/>
    </style:style>
    <style:style style:name="P30" style:family="paragraph" style:parent-style-name="Standard">
      <style:text-properties officeooo:rsid="001eb950" officeooo:paragraph-rsid="001eb950"/>
    </style:style>
    <style:style style:name="P31" style:family="paragraph" style:parent-style-name="Standard">
      <style:text-properties officeooo:rsid="001eb950" officeooo:paragraph-rsid="0020db79"/>
    </style:style>
    <style:style style:name="P32" style:family="paragraph" style:parent-style-name="Standard">
      <style:text-properties officeooo:rsid="001eb950" officeooo:paragraph-rsid="00215ef6"/>
    </style:style>
    <style:style style:name="P33" style:family="paragraph" style:parent-style-name="Standard">
      <style:text-properties officeooo:rsid="001eb950" officeooo:paragraph-rsid="00222295"/>
    </style:style>
    <style:style style:name="P34" style:family="paragraph" style:parent-style-name="Standard">
      <style:text-properties officeooo:rsid="001eb950" officeooo:paragraph-rsid="0022c2df"/>
    </style:style>
    <style:style style:name="P35" style:family="paragraph" style:parent-style-name="Standard">
      <style:text-properties officeooo:paragraph-rsid="001eb950"/>
    </style:style>
    <style:style style:name="P36" style:family="paragraph" style:parent-style-name="Standard">
      <style:text-properties officeooo:paragraph-rsid="0020db79"/>
    </style:style>
    <style:style style:name="P37" style:family="paragraph" style:parent-style-name="Standard">
      <style:text-properties officeooo:rsid="0020db79" officeooo:paragraph-rsid="0020db79"/>
    </style:style>
    <style:style style:name="P38" style:family="paragraph" style:parent-style-name="Standard">
      <style:text-properties officeooo:rsid="00215ef6" officeooo:paragraph-rsid="00215ef6"/>
    </style:style>
    <style:style style:name="P39" style:family="paragraph" style:parent-style-name="Standard">
      <style:text-properties officeooo:rsid="00215ef6" officeooo:paragraph-rsid="0022c2df"/>
    </style:style>
    <style:style style:name="P40" style:family="paragraph" style:parent-style-name="Standard">
      <style:text-properties officeooo:paragraph-rsid="00215ef6"/>
    </style:style>
    <style:style style:name="P41" style:family="paragraph" style:parent-style-name="Standard">
      <style:text-properties officeooo:paragraph-rsid="00222295"/>
    </style:style>
    <style:style style:name="P42" style:family="paragraph" style:parent-style-name="Standard">
      <style:text-properties officeooo:rsid="00222295" officeooo:paragraph-rsid="00222295"/>
    </style:style>
    <style:style style:name="P43" style:family="paragraph" style:parent-style-name="Standard">
      <style:text-properties officeooo:paragraph-rsid="0022c2df"/>
    </style:style>
    <style:style style:name="P44" style:family="paragraph" style:parent-style-name="Standard">
      <style:text-properties officeooo:rsid="0022c2df" officeooo:paragraph-rsid="0022c2df"/>
    </style:style>
    <style:style style:name="P45" style:family="paragraph" style:parent-style-name="Standard">
      <style:text-properties fo:color="#000000" officeooo:rsid="0025d569" officeooo:paragraph-rsid="0025d569"/>
    </style:style>
    <style:style style:name="P46" style:family="paragraph" style:parent-style-name="Standard">
      <style:text-properties officeooo:rsid="002976bd" officeooo:paragraph-rsid="002976bd"/>
    </style:style>
    <style:style style:name="P47" style:family="paragraph" style:parent-style-name="Standard">
      <style:text-properties officeooo:rsid="002c525c" officeooo:paragraph-rsid="002c525c"/>
    </style:style>
    <style:style style:name="P48" style:family="paragraph" style:parent-style-name="Standard">
      <style:paragraph-properties fo:margin-left="0.3126in" fo:margin-right="0in" fo:margin-top="0.028in" fo:margin-bottom="0in" loext:contextual-spacing="false" fo:text-indent="-0.3126in" style:auto-text-indent="false"/>
    </style:style>
    <style:style style:name="P49" style:family="paragraph" style:parent-style-name="Heading">
      <style:text-properties fo:font-size="24pt" style:font-size-asian="24pt"/>
    </style:style>
    <style:style style:name="P50" style:family="paragraph" style:parent-style-name="Heading">
      <style:text-properties fo:font-size="18pt" style:font-size-asian="18pt"/>
    </style:style>
    <style:style style:name="P51" style:family="paragraph" style:parent-style-name="Heading">
      <style:paragraph-properties fo:text-align="end" style:justify-single-word="false">
        <style:tab-stops>
          <style:tab-stop style:position="1.5in"/>
        </style:tab-stops>
      </style:paragraph-properties>
      <style:text-properties fo:font-size="18pt" style:font-size-asian="18pt"/>
    </style:style>
    <style:style style:name="P52" style:family="paragraph" style:parent-style-name="Heading">
      <style:text-properties fo:font-size="18pt" officeooo:rsid="0000d2fd" officeooo:paragraph-rsid="0000d2fd" style:font-size-asian="18pt"/>
    </style:style>
    <style:style style:name="P53" style:family="paragraph" style:parent-style-name="Heading">
      <style:paragraph-properties fo:text-align="end" style:justify-single-word="false">
        <style:tab-stops>
          <style:tab-stop style:position="1.5in"/>
        </style:tab-stops>
      </style:paragraph-properties>
      <style:text-properties fo:font-size="18pt" officeooo:rsid="0000d2fd" officeooo:paragraph-rsid="0000d2fd" style:font-size-asian="18pt"/>
    </style:style>
    <style:style style:name="P54" style:family="paragraph" style:parent-style-name="Heading">
      <style:paragraph-properties fo:text-align="start" style:justify-single-word="false"/>
      <style:text-properties fo:font-size="10pt" style:font-size-asian="10pt"/>
    </style:style>
    <style:style style:name="P55" style:family="paragraph" style:parent-style-name="Heading">
      <style:paragraph-properties fo:text-align="start" style:justify-single-word="false"/>
      <style:text-properties fo:font-size="12pt" style:font-size-asian="12pt"/>
    </style:style>
    <style:style style:name="P56" style:family="paragraph" style:parent-style-name="Heading">
      <style:paragraph-properties fo:text-align="start" style:justify-single-word="false"/>
      <style:text-properties fo:font-weight="bold" style:font-weight-asian="bold"/>
    </style:style>
    <style:style style:name="P57" style:family="paragraph" style:parent-style-name="Heading">
      <style:paragraph-properties fo:padding-left="0in" fo:padding-right="0in" fo:padding-top="0.0138in" fo:padding-bottom="0in" fo:border-left="none" fo:border-right="none" fo:border-top="1.5pt solid #000000" fo:border-bottom="none"/>
      <style:text-properties fo:font-size="18pt" style:font-size-asian="18pt"/>
    </style:style>
    <style:style style:name="P58" style:family="paragraph" style:parent-style-name="Standard">
      <loext:graphic-properties draw:fill="none"/>
      <style:paragraph-properties fo:margin-left="0in" fo:margin-right="0in" fo:orphans="2" fo:widows="2" fo:text-indent="0in" style:auto-text-indent="false" fo:background-color="transparent" style:writing-mode="lr-tb"/>
      <style:text-properties fo:font-weight="bold" officeooo:rsid="001eb950" officeooo:paragraph-rsid="001eb950" style:font-weight-asian="bold" style:font-weight-complex="bold"/>
    </style:style>
    <style:style style:name="P59" style:family="paragraph" style:parent-style-name="Standard">
      <style:text-properties officeooo:rsid="0000d2fd" officeooo:paragraph-rsid="0000d2fd"/>
    </style:style>
    <style:style style:name="P60" style:family="paragraph" style:parent-style-name="Standard" style:list-style-name="L1">
      <style:text-properties officeooo:rsid="0005ff2d" officeooo:paragraph-rsid="00044984"/>
    </style:style>
    <style:style style:name="P61" style:family="paragraph" style:parent-style-name="Standard">
      <style:text-properties officeooo:rsid="0005ff2d" officeooo:paragraph-rsid="0005ff2d"/>
    </style:style>
    <style:style style:name="P62" style:family="paragraph" style:parent-style-name="Standard" style:list-style-name="L1">
      <style:text-properties officeooo:rsid="002bf32a" officeooo:paragraph-rsid="002bf32a"/>
    </style:style>
    <style:style style:name="P63" style:family="paragraph" style:parent-style-name="Standard">
      <style:text-properties officeooo:rsid="000a4f0c" officeooo:paragraph-rsid="000a4f0c"/>
    </style:style>
    <style:style style:name="P64" style:family="paragraph" style:parent-style-name="Standard">
      <style:text-properties officeooo:rsid="00088d31" officeooo:paragraph-rsid="00088d31"/>
    </style:style>
    <style:style style:name="P65" style:family="paragraph" style:parent-style-name="Standard">
      <style:text-properties officeooo:rsid="000bb5c0" officeooo:paragraph-rsid="000bb5c0"/>
    </style:style>
    <style:style style:name="P66" style:family="paragraph" style:parent-style-name="Standard">
      <style:text-properties officeooo:rsid="0012de11" officeooo:paragraph-rsid="0012de11"/>
    </style:style>
    <style:style style:name="P67" style:family="paragraph" style:parent-style-name="Standard" style:list-style-name="L2">
      <style:text-properties officeooo:rsid="0013a298" officeooo:paragraph-rsid="00142234"/>
    </style:style>
    <style:style style:name="P68" style:family="paragraph" style:parent-style-name="Standard">
      <style:text-properties officeooo:rsid="0013a298" officeooo:paragraph-rsid="0013a298"/>
    </style:style>
    <style:style style:name="P69" style:family="paragraph" style:parent-style-name="Standard" style:list-style-name="L2">
      <style:text-properties officeooo:rsid="00142234" officeooo:paragraph-rsid="00142234"/>
    </style:style>
    <style:style style:name="P70" style:family="paragraph" style:parent-style-name="Standard">
      <style:text-properties officeooo:rsid="0014f24a" officeooo:paragraph-rsid="0014f24a"/>
    </style:style>
    <style:style style:name="P71" style:family="paragraph" style:parent-style-name="Standard" style:list-style-name="L3">
      <style:text-properties officeooo:rsid="0014f24a" officeooo:paragraph-rsid="0014f24a"/>
    </style:style>
    <style:style style:name="P72" style:family="paragraph" style:parent-style-name="Standard" style:list-style-name="L4">
      <style:text-properties officeooo:rsid="0015fc1e" officeooo:paragraph-rsid="0015fc1e"/>
    </style:style>
    <style:style style:name="P73" style:family="paragraph" style:parent-style-name="Standard" style:list-style-name="L4">
      <style:text-properties officeooo:rsid="0025d569" officeooo:paragraph-rsid="0025d569"/>
    </style:style>
    <style:style style:name="P74" style:family="paragraph" style:parent-style-name="Standard">
      <style:text-properties officeooo:rsid="0017a5d6" officeooo:paragraph-rsid="0017a5d6"/>
    </style:style>
    <style:style style:name="P75" style:family="paragraph" style:parent-style-name="Standard">
      <style:text-properties officeooo:rsid="001c9673" officeooo:paragraph-rsid="001c9673"/>
    </style:style>
    <style:style style:name="P76" style:family="paragraph" style:parent-style-name="Standard">
      <style:text-properties officeooo:rsid="001e1256" officeooo:paragraph-rsid="001e1256"/>
    </style:style>
    <style:style style:name="P77" style:family="paragraph" style:parent-style-name="Standard">
      <style:text-properties officeooo:rsid="001eb950" officeooo:paragraph-rsid="001eb950"/>
    </style:style>
    <style:style style:name="P78" style:family="paragraph" style:parent-style-name="Standard">
      <style:text-properties officeooo:rsid="001eb950" officeooo:paragraph-rsid="0020db79"/>
    </style:style>
    <style:style style:name="P79" style:family="paragraph" style:parent-style-name="Standard">
      <style:text-properties officeooo:rsid="00215ef6" officeooo:paragraph-rsid="00215ef6"/>
    </style:style>
    <style:style style:name="P80" style:family="paragraph" style:parent-style-name="Standard">
      <style:text-properties officeooo:rsid="00215ef6" officeooo:paragraph-rsid="00222295"/>
    </style:style>
    <style:style style:name="P81" style:family="paragraph" style:parent-style-name="Standard" style:list-style-name="L5">
      <style:text-properties officeooo:paragraph-rsid="001635e8"/>
    </style:style>
    <style:style style:name="P82" style:family="paragraph" style:parent-style-name="Heading" style:master-page-name="Standard">
      <style:paragraph-properties style:page-number="auto" fo:padding-left="0in" fo:padding-right="0in" fo:padding-top="0.0138in" fo:padding-bottom="0in" fo:border-left="none" fo:border-right="none" fo:border-top="1.5pt solid #000000" fo:border-bottom="none"/>
      <style:text-properties fo:font-size="18pt" style:font-size-asian="18pt"/>
    </style:style>
    <style:style style:name="P83" style:family="paragraph" style:parent-style-name="Heading_20_3">
      <style:text-properties officeooo:paragraph-rsid="00274ac9"/>
    </style:style>
    <style:style style:name="P84" style:family="paragraph" style:parent-style-name="Heading_20_3">
      <style:text-properties officeooo:paragraph-rsid="001eb950"/>
    </style:style>
    <style:style style:name="P85" style:family="paragraph" style:parent-style-name="Heading_20_3">
      <style:text-properties officeooo:paragraph-rsid="0020db79"/>
    </style:style>
    <style:style style:name="P86" style:family="paragraph" style:parent-style-name="Heading_20_3">
      <style:text-properties officeooo:paragraph-rsid="0022c2df"/>
    </style:style>
    <style:style style:name="P87" style:family="paragraph" style:parent-style-name="Heading_20_3">
      <style:text-properties officeooo:paragraph-rsid="00215ef6"/>
    </style:style>
    <style:style style:name="P88" style:family="paragraph" style:parent-style-name="Heading_20_3">
      <style:text-properties officeooo:paragraph-rsid="00222295"/>
    </style:style>
    <style:style style:name="P89" style:family="paragraph" style:parent-style-name="Heading_20_1">
      <style:text-properties officeooo:rsid="002976bd" officeooo:paragraph-rsid="002976bd"/>
    </style:style>
    <style:style style:name="P90" style:family="paragraph" style:parent-style-name="Heading_20_1">
      <style:paragraph-properties fo:margin-left="0in" fo:margin-right="0in" fo:text-indent="0.0098in" style:auto-text-indent="false" fo:break-before="page">
        <style:tab-stops/>
      </style:paragraph-properties>
    </style:style>
    <style:style style:name="P91" style:family="paragraph" style:parent-style-name="Heading_20_2">
      <style:text-properties officeooo:paragraph-rsid="001eb950"/>
    </style:style>
    <style:style style:name="P92" style:family="paragraph" style:parent-style-name="Heading_20_2">
      <style:text-properties officeooo:paragraph-rsid="0020db79"/>
    </style:style>
    <style:style style:name="P93" style:family="paragraph" style:parent-style-name="Heading_20_2">
      <style:text-properties officeooo:paragraph-rsid="0022c2df"/>
    </style:style>
    <style:style style:name="P94" style:family="paragraph" style:parent-style-name="Heading_20_2">
      <style:text-properties officeooo:paragraph-rsid="00215ef6"/>
    </style:style>
    <style:style style:name="P95" style:family="paragraph" style:parent-style-name="Heading_20_2">
      <style:text-properties officeooo:paragraph-rsid="00222295"/>
    </style:style>
    <style:style style:name="P96" style:family="paragraph" style:parent-style-name="Heading_20_2">
      <style:text-properties officeooo:rsid="002ca761" officeooo:paragraph-rsid="002ca761"/>
    </style:style>
    <style:style style:name="P97" style:family="paragraph" style:parent-style-name="Contents_20_1">
      <style:paragraph-properties>
        <style:tab-stops>
          <style:tab-stop style:position="6in" style:type="right" style:leader-style="dotted" style:leader-text="."/>
        </style:tab-stops>
      </style:paragraph-properties>
    </style:style>
    <style:style style:name="P98" style:family="paragraph" style:parent-style-name="Contents_20_2">
      <style:paragraph-properties>
        <style:tab-stops>
          <style:tab-stop style:position="6in" style:type="right" style:leader-style="dotted" style:leader-text="."/>
        </style:tab-stops>
      </style:paragraph-properties>
    </style:style>
    <style:style style:name="P99" style:family="paragraph" style:parent-style-name="Contents_20_3">
      <style:paragraph-properties>
        <style:tab-stops>
          <style:tab-stop style:position="6in" style:type="right" style:leader-style="dotted" style:leader-text="."/>
        </style:tab-stops>
      </style:paragraph-properties>
    </style:style>
    <style:style style:name="T1" style:family="text">
      <style:text-properties officeooo:rsid="0023e0c9"/>
    </style:style>
    <style:style style:name="T2" style:family="text">
      <style:text-properties fo:color="#c0c0c0" style:font-name="Arial" fo:font-size="10pt" fo:font-weight="bold" style:font-size-asian="10pt" style:font-weight-asian="bold" style:font-name-complex="Arial"/>
    </style:style>
    <style:style style:name="T3" style:family="text">
      <style:text-properties fo:color="#c0c0c0" style:font-name="Arial" fo:font-size="10pt" fo:font-weight="bold" officeooo:rsid="0023e0c9" style:font-size-asian="10pt" style:font-weight-asian="bold" style:font-name-complex="Arial"/>
    </style:style>
    <style:style style:name="T4" style:family="text">
      <style:text-properties fo:font-weight="bold" style:font-weight-asian="bold" style:font-weight-complex="bold"/>
    </style:style>
    <style:style style:name="T5" style:family="text">
      <style:text-properties officeooo:rsid="000867ab"/>
    </style:style>
    <style:style style:name="T6" style:family="text">
      <style:text-properties officeooo:rsid="000bb5c0"/>
    </style:style>
    <style:style style:name="T7" style:family="text">
      <style:text-properties officeooo:rsid="001635e8"/>
    </style:style>
    <style:style style:name="T8" style:family="text">
      <style:text-properties officeooo:rsid="001c223b"/>
    </style:style>
    <style:style style:name="T9" style:family="text">
      <style:text-properties officeooo:rsid="001c9673"/>
    </style:style>
    <style:style style:name="T10" style:family="text">
      <style:text-properties officeooo:rsid="001eb950"/>
    </style:style>
    <style:style style:name="T11" style:family="text">
      <style:text-properties officeooo:rsid="00205e5f"/>
    </style:style>
    <style:style style:name="T12" style:family="text">
      <style:text-properties officeooo:rsid="0020db79"/>
    </style:style>
    <style:style style:name="T13" style:family="text">
      <style:text-properties officeooo:rsid="00215ef6"/>
    </style:style>
    <style:style style:name="T14" style:family="text">
      <style:text-properties officeooo:rsid="00222295"/>
    </style:style>
    <style:style style:name="T15" style:family="text">
      <style:text-properties officeooo:rsid="0022c2df"/>
    </style:style>
    <style:style style:name="T16" style:family="text">
      <style:text-properties officeooo:rsid="00237798"/>
    </style:style>
    <style:style style:name="T17" style:family="text">
      <style:text-properties fo:font-style="normal" fo:font-weight="normal" officeooo:rsid="001c9673" style:font-style-asian="normal" style:font-weight-asian="normal" style:font-style-complex="normal" style:font-weight-complex="normal"/>
    </style:style>
    <style:style style:name="T18" style:family="text">
      <style:text-properties fo:font-style="normal" fo:font-weight="normal" officeooo:rsid="001e1256" style:font-style-asian="normal" style:font-weight-asian="normal" style:font-style-complex="normal" style:font-weight-complex="normal"/>
    </style:style>
    <style:style style:name="T19" style:family="text">
      <style:text-properties officeooo:rsid="002c525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57"/>
      <text:p text:style-name="P57"/>
      <text:p text:style-name="P57"/>
      <text:p text:style-name="P49">Software Requirements Specification</text:p>
      <text:p text:style-name="P49">For</text:p>
      <text:p text:style-name="P52">Streaming Services Service</text:p>
      <text:p text:style-name="P50"/>
      <text:p text:style-name="P52">09.21.2019</text:p>
      <text:p text:style-name="P52"><text:span text:style-name="T1">V </text:span>1.0</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Prepared by:</text:p>
      <text:p text:style-name="P53">Eric Chadwick</text:p>
      <text:p text:style-name="P54"/>
      <text:p text:style-name="P54"/>
      <text:p text:style-name="P55"/>
      <text:p text:style-name="P5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216541874" text:style-name="Index_20_Link" text:visited-style-name="Index_20_Link">1 Introduction<text:tab/>4</text:a></text:p>
          <text:p text:style-name="P98"><text:a xlink:type="simple" xlink:href="#__RefHeading___Toc216541875" text:style-name="Index_20_Link" text:visited-style-name="Index_20_Link">1.1 Overview<text:tab/>4</text:a></text:p>
          <text:p text:style-name="P98"><text:a xlink:type="simple" xlink:href="#__RefHeading___Toc216541876" text:style-name="Index_20_Link" text:visited-style-name="Index_20_Link">1.2 Goals and Objectives<text:tab/>4</text:a></text:p>
          <text:p text:style-name="P98"><text:a xlink:type="simple" xlink:href="#__RefHeading___Toc216541877" text:style-name="Index_20_Link" text:visited-style-name="Index_20_Link">1.3 Scope<text:tab/>4</text:a></text:p>
          <text:p text:style-name="P98"><text:a xlink:type="simple" xlink:href="#__RefHeading___Toc216541878" text:style-name="Index_20_Link" text:visited-style-name="Index_20_Link">1.4 Definitions<text:tab/>4</text:a></text:p>
          <text:p text:style-name="P98"><text:a xlink:type="simple" xlink:href="#__RefHeading___Toc216541879" text:style-name="Index_20_Link" text:visited-style-name="Index_20_Link">1.5 Document Conventions<text:tab/>5</text:a></text:p>
          <text:p text:style-name="P98"><text:a xlink:type="simple" xlink:href="#__RefHeading___Toc216541880" text:style-name="Index_20_Link" text:visited-style-name="Index_20_Link">1.6 Assumptions<text:tab/>5</text:a></text:p>
          <text:p text:style-name="P97"><text:a xlink:type="simple" xlink:href="#__RefHeading___Toc216541881" text:style-name="Index_20_Link" text:visited-style-name="Index_20_Link">2 General Design Constraints<text:tab/>5</text:a></text:p>
          <text:p text:style-name="P98"><text:a xlink:type="simple" xlink:href="#__RefHeading___Toc216541882" text:style-name="Index_20_Link" text:visited-style-name="Index_20_Link">2.1 Product Environment<text:tab/>5</text:a></text:p>
          <text:p text:style-name="P98"><text:a xlink:type="simple" xlink:href="#__RefHeading___Toc216541883" text:style-name="Index_20_Link" text:visited-style-name="Index_20_Link">2.2 User Characteristics<text:tab/>5</text:a></text:p>
          <text:p text:style-name="P98"><text:a xlink:type="simple" xlink:href="#__RefHeading___Toc216541884" text:style-name="Index_20_Link" text:visited-style-name="Index_20_Link">2.3 Mandated Constraints<text:tab/>5</text:a></text:p>
          <text:p text:style-name="P98"><text:a xlink:type="simple" xlink:href="#__RefHeading___Toc216541885" text:style-name="Index_20_Link" text:visited-style-name="Index_20_Link">2.4 Potential System Evolution<text:tab/>5</text:a></text:p>
          <text:p text:style-name="P97"><text:a xlink:type="simple" xlink:href="#__RefHeading___Toc216541886" text:style-name="Index_20_Link" text:visited-style-name="Index_20_Link">3 Requirements<text:tab/>5</text:a></text:p>
          <text:p text:style-name="P98"><text:a xlink:type="simple" xlink:href="#__RefHeading___Toc1178_944234563" text:style-name="Index_20_Link" text:visited-style-name="Index_20_Link">3.1 Functional Requirements<text:tab/>5</text:a></text:p>
          <text:p text:style-name="P98"><text:a xlink:type="simple" xlink:href="#__RefHeading___Toc216541887" text:style-name="Index_20_Link" text:visited-style-name="Index_20_Link">3.2 Usability Requirements<text:tab/>6</text:a></text:p>
          <text:p text:style-name="P98"><text:a xlink:type="simple" xlink:href="#__RefHeading___Toc216541888" text:style-name="Index_20_Link" text:visited-style-name="Index_20_Link">3.3 Operational Requirements<text:tab/>6</text:a></text:p>
          <text:p text:style-name="P98"><text:a xlink:type="simple" xlink:href="#__RefHeading___Toc216541889" text:style-name="Index_20_Link" text:visited-style-name="Index_20_Link">3.4 Performance Requirements<text:tab/>6</text:a></text:p>
          <text:p text:style-name="P98"><text:a xlink:type="simple" xlink:href="#__RefHeading___Toc216541890" text:style-name="Index_20_Link" text:visited-style-name="Index_20_Link">3.5 Security Requirements<text:tab/>6</text:a></text:p>
          <text:p text:style-name="P98"><text:a xlink:type="simple" xlink:href="#__RefHeading___Toc216541891" text:style-name="Index_20_Link" text:visited-style-name="Index_20_Link">3.6 Safety Requirements<text:tab/>6</text:a></text:p>
          <text:p text:style-name="P98"><text:a xlink:type="simple" xlink:href="#__RefHeading___Toc216541892" text:style-name="Index_20_Link" text:visited-style-name="Index_20_Link">3.7 Legal Requirements<text:tab/>6</text:a></text:p>
          <text:p text:style-name="P98"><text:a xlink:type="simple" xlink:href="#__RefHeading___Toc216541893" text:style-name="Index_20_Link" text:visited-style-name="Index_20_Link">3.8 Other Quality Attributes<text:tab/>6</text:a></text:p>
          <text:p text:style-name="P98"><text:a xlink:type="simple" xlink:href="#__RefHeading___Toc216541894" text:style-name="Index_20_Link" text:visited-style-name="Index_20_Link">3.9 Documentation and Training<text:tab/>6</text:a></text:p>
          <text:p text:style-name="P98"><text:a xlink:type="simple" xlink:href="#__RefHeading___Toc216541895" text:style-name="Index_20_Link" text:visited-style-name="Index_20_Link">3.10 <text:s/>External Interface<text:tab/>6</text:a></text:p>
          <text:p text:style-name="P99"><text:a xlink:type="simple" xlink:href="#__RefHeading___Toc216541896" text:style-name="Index_20_Link" text:visited-style-name="Index_20_Link">3.10.1 User Interface<text:tab/>6</text:a></text:p>
          <text:p text:style-name="P99"><text:a xlink:type="simple" xlink:href="#__RefHeading___Toc216541897" text:style-name="Index_20_Link" text:visited-style-name="Index_20_Link">3.10.2 Software Interface<text:tab/>7</text:a></text:p>
          <text:p text:style-name="P97"><text:a xlink:type="simple" xlink:href="#__RefHeading___Toc216541898" text:style-name="Index_20_Link" text:visited-style-name="Index_20_Link">4 System Features<text:tab/>7</text:a></text:p>
          <text:p text:style-name="P98"><text:a xlink:type="simple" xlink:href="#__RefHeading___Toc216541899" text:style-name="Index_20_Link" text:visited-style-name="Index_20_Link">4.1 Feature: Search for Single Show<text:tab/>7</text:a></text:p>
          <text:p text:style-name="P99"><text:a xlink:type="simple" xlink:href="#__RefHeading___Toc216541900" text:style-name="Index_20_Link" text:visited-style-name="Index_20_Link">4.1.1 Description and Priority<text:tab/>7</text:a></text:p>
          <text:p text:style-name="P99"><text:a xlink:type="simple" xlink:href="#__RefHeading___Toc216541901" text:style-name="Index_20_Link" text:visited-style-name="Index_20_Link">4.1.2 Use Case: Search Single Show<text:tab/>7</text:a></text:p>
          <text:p text:style-name="P99"><text:a xlink:type="simple" xlink:href="#__RefHeading___Toc216541902" text:style-name="Index_20_Link" text:visited-style-name="Index_20_Link">4.1.3 Additional Requirements<text:tab/>7</text:a></text:p>
          <text:p text:style-name="P98"><text:a xlink:type="simple" xlink:href="#__RefHeading___Toc216541903" text:style-name="Index_20_Link" text:visited-style-name="Index_20_Link">4.2 Feature: Get Recommendation<text:tab/>7</text:a></text:p>
          <text:p text:style-name="P99"><text:a xlink:type="simple" xlink:href="#__RefHeading___Toc216541904" text:style-name="Index_20_Link" text:visited-style-name="Index_20_Link">4.2.1 Description and Priority<text:tab/>7</text:a></text:p>
          <text:p text:style-name="P99"><text:a xlink:type="simple" xlink:href="#__RefHeading___Toc216541905" text:style-name="Index_20_Link" text:visited-style-name="Index_20_Link">4.2.2 Use Case: Get Recommendation<text:tab/>7</text:a></text:p>
          <text:p text:style-name="P99"><text:a xlink:type="simple" xlink:href="#__RefHeading___Toc216541906" text:style-name="Index_20_Link" text:visited-style-name="Index_20_Link">4.2.3 Additional Requirements<text:tab/>7</text:a></text:p>
          <text:p text:style-name="P98"><text:a xlink:type="simple" xlink:href="#__RefHeading___Toc2165419031" text:style-name="Index_20_Link" text:visited-style-name="Index_20_Link">4.3 Feature: Add new show<text:tab/>7</text:a></text:p>
          <text:p text:style-name="P99"><text:a xlink:type="simple" xlink:href="#__RefHeading___Toc2165419041" text:style-name="Index_20_Link" text:visited-style-name="Index_20_Link">4.3.1 Description and Priority<text:tab/>7</text:a></text:p>
          <text:p text:style-name="P99"><text:a xlink:type="simple" xlink:href="#__RefHeading___Toc2165419051" text:style-name="Index_20_Link" text:visited-style-name="Index_20_Link">4.3.2 Use Case: Add New Show<text:tab/>8</text:a></text:p>
          <text:p text:style-name="P99"><text:soft-page-break/><text:a xlink:type="simple" xlink:href="#__RefHeading___Toc2165419061" text:style-name="Index_20_Link" text:visited-style-name="Index_20_Link">4.3.3 Additional Requirements<text:tab/>8</text:a></text:p>
          <text:p text:style-name="P98"><text:a xlink:type="simple" xlink:href="#__RefHeading___Toc2165419032" text:style-name="Index_20_Link" text:visited-style-name="Index_20_Link">4.4 Feature: Delete Show<text:tab/>8</text:a></text:p>
          <text:p text:style-name="P99"><text:a xlink:type="simple" xlink:href="#__RefHeading___Toc2165419042" text:style-name="Index_20_Link" text:visited-style-name="Index_20_Link">4.4.1 Description and Priority<text:tab/>8</text:a></text:p>
          <text:p text:style-name="P99"><text:a xlink:type="simple" xlink:href="#__RefHeading___Toc2165419052" text:style-name="Index_20_Link" text:visited-style-name="Index_20_Link">4.4.2 Use Case: Delete Show<text:tab/>8</text:a></text:p>
          <text:p text:style-name="P99"><text:a xlink:type="simple" xlink:href="#__RefHeading___Toc2165419062" text:style-name="Index_20_Link" text:visited-style-name="Index_20_Link">4.4.3 Additional Requirements<text:tab/>8</text:a></text:p>
          <text:p text:style-name="P98"><text:a xlink:type="simple" xlink:href="#__RefHeading___Toc2165419033" text:style-name="Index_20_Link" text:visited-style-name="Index_20_Link">4.5 Feature: Update Show<text:tab/>8</text:a></text:p>
          <text:p text:style-name="P99"><text:a xlink:type="simple" xlink:href="#__RefHeading___Toc2165419043" text:style-name="Index_20_Link" text:visited-style-name="Index_20_Link">4.5.1 Description and Priority<text:tab/>8</text:a></text:p>
          <text:p text:style-name="P99"><text:a xlink:type="simple" xlink:href="#__RefHeading___Toc2165419053" text:style-name="Index_20_Link" text:visited-style-name="Index_20_Link">4.5.2 Use Case: Update Show<text:tab/>8</text:a></text:p>
          <text:p text:style-name="P99"><text:a xlink:type="simple" xlink:href="#__RefHeading___Toc2165419063" text:style-name="Index_20_Link" text:visited-style-name="Index_20_Link">4.5.3 Additional Requirements<text:tab/>9</text:a></text:p>
          <text:p text:style-name="P98"><text:a xlink:type="simple" xlink:href="#__RefHeading___Toc2165419034" text:style-name="Index_20_Link" text:visited-style-name="Index_20_Link">4.6 Feature: Create Account<text:tab/>9</text:a></text:p>
          <text:p text:style-name="P99"><text:a xlink:type="simple" xlink:href="#__RefHeading___Toc2165419044" text:style-name="Index_20_Link" text:visited-style-name="Index_20_Link">4.6.1 Description and Priority<text:tab/>9</text:a></text:p>
          <text:p text:style-name="P99"><text:a xlink:type="simple" xlink:href="#__RefHeading___Toc2165419054" text:style-name="Index_20_Link" text:visited-style-name="Index_20_Link">4.6.2 Use Case: Create Account<text:tab/>9</text:a></text:p>
          <text:p text:style-name="P99"><text:a xlink:type="simple" xlink:href="#__RefHeading___Toc2165419064" text:style-name="Index_20_Link" text:visited-style-name="Index_20_Link">4.6.3 Additional Requirements<text:tab/>9</text:a></text:p>
          <text:p text:style-name="P98"><text:a xlink:type="simple" xlink:href="#__RefHeading___Toc1390_2263488682" text:style-name="Index_20_Link" text:visited-style-name="Index_20_Link">4.7 Feature: Change Password<text:tab/>9</text:a></text:p>
          <text:p text:style-name="P99"><text:a xlink:type="simple" xlink:href="#__RefHeading___Toc21654190452" text:style-name="Index_20_Link" text:visited-style-name="Index_20_Link">4.7.1 Description and Priority<text:tab/>9</text:a></text:p>
          <text:p text:style-name="P99"><text:a xlink:type="simple" xlink:href="#__RefHeading___Toc21654190552" text:style-name="Index_20_Link" text:visited-style-name="Index_20_Link">4.7.2 Use Case: Change Password<text:tab/>9</text:a></text:p>
          <text:p text:style-name="P99"><text:a xlink:type="simple" xlink:href="#__RefHeading___Toc21654190652" text:style-name="Index_20_Link" text:visited-style-name="Index_20_Link">4.7.3 Additional Requirements<text:tab/>9</text:a></text:p>
          <text:p text:style-name="P98"><text:a xlink:type="simple" xlink:href="#__RefHeading___Toc2165419035" text:style-name="Index_20_Link" text:visited-style-name="Index_20_Link">4.8 Feature: Save Search<text:tab/>10</text:a></text:p>
          <text:p text:style-name="P99"><text:a xlink:type="simple" xlink:href="#__RefHeading___Toc2165419045" text:style-name="Index_20_Link" text:visited-style-name="Index_20_Link">4.8.1 Description and Priority<text:tab/>10</text:a></text:p>
          <text:p text:style-name="P99"><text:a xlink:type="simple" xlink:href="#__RefHeading___Toc2165419055" text:style-name="Index_20_Link" text:visited-style-name="Index_20_Link">4.8.2 Use Case: Save Search<text:tab/>10</text:a></text:p>
          <text:p text:style-name="P99"><text:a xlink:type="simple" xlink:href="#__RefHeading___Toc2165419065" text:style-name="Index_20_Link" text:visited-style-name="Index_20_Link">4.8.3 Additional Requirements<text:tab/>10</text:a></text:p>
          <text:p text:style-name="P98"><text:a xlink:type="simple" xlink:href="#__RefHeading___Toc2165419036" text:style-name="Index_20_Link" text:visited-style-name="Index_20_Link">4.9 Feature: Retrieve Saved Search<text:tab/>10</text:a></text:p>
          <text:p text:style-name="P99"><text:a xlink:type="simple" xlink:href="#__RefHeading___Toc2165419046" text:style-name="Index_20_Link" text:visited-style-name="Index_20_Link">4.9.1 Description and Priority<text:tab/>10</text:a></text:p>
          <text:p text:style-name="P99"><text:a xlink:type="simple" xlink:href="#__RefHeading___Toc2165419056" text:style-name="Index_20_Link" text:visited-style-name="Index_20_Link">4.9.2 Use Case: Retrieve Saved Search<text:tab/>10</text:a></text:p>
          <text:p text:style-name="P99"><text:a xlink:type="simple" xlink:href="#__RefHeading___Toc2165419066" text:style-name="Index_20_Link" text:visited-style-name="Index_20_Link">4.9.3 Additional Requirements<text:tab/>10</text:a></text:p>
          <text:p text:style-name="P98"><text:a xlink:type="simple" xlink:href="#__RefHeading___Toc1392_2263488682" text:style-name="Index_20_Link" text:visited-style-name="Index_20_Link">4.10 <text:s/>Feature: Reset Password<text:tab/>10</text:a></text:p>
          <text:p text:style-name="P99"><text:a xlink:type="simple" xlink:href="#__RefHeading___Toc21654190451" text:style-name="Index_20_Link" text:visited-style-name="Index_20_Link">4.10.1 Description and Priority<text:tab/>10</text:a></text:p>
          <text:p text:style-name="P99"><text:a xlink:type="simple" xlink:href="#__RefHeading___Toc21654190551" text:style-name="Index_20_Link" text:visited-style-name="Index_20_Link">4.10.2 Use Case: Reset Password<text:tab/>11</text:a></text:p>
          <text:p text:style-name="P99"><text:a xlink:type="simple" xlink:href="#__RefHeading___Toc21654190651" text:style-name="Index_20_Link" text:visited-style-name="Index_20_Link">4.10.3 Additional Requirements<text:tab/>11</text:a></text:p>
          <text:p text:style-name="P97"><text:a xlink:type="simple" xlink:href="#__RefHeading___Toc1542_2263488682" text:style-name="Index_20_Link" text:visited-style-name="Index_20_Link">5 External References<text:tab/>11</text:a></text:p>
        </text:index-body>
      </text:table-of-content>
      <text:p text:style-name="Standard"/>
      <text:p text:style-name="P4"><text:bookmark-start text:name="__RefHeading___Toc216541873"/>Revision History<text:bookmark-end text:name="__RefHeading___Toc21654187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Version</text:p>
          </table:table-cell>
          <table:table-cell table:style-name="Table1.A1" office:value-type="string">
            <text:p text:style-name="P17">Date</text:p>
          </table:table-cell>
          <table:table-cell table:style-name="Table1.A1" office:value-type="string">
            <text:p text:style-name="P17">Name</text:p>
          </table:table-cell>
          <table:table-cell table:style-name="Table1.D1" office:value-type="string">
            <text:p text:style-name="P17">Description</text:p>
          </table:table-cell>
        </table:table-row>
        <table:table-row table:style-name="Table1.2">
          <table:table-cell table:style-name="Table1.A2" office:value-type="string">
            <text:p text:style-name="P18">1.0</text:p>
          </table:table-cell>
          <table:table-cell table:style-name="Table1.B2" office:value-type="string">
            <text:p text:style-name="P21">09.23.2019</text:p>
          </table:table-cell>
          <table:table-cell table:style-name="Table1.C2" office:value-type="string">
            <text:p text:style-name="P20">Eric Chadwick</text:p>
          </table:table-cell>
          <table:table-cell table:style-name="Table1.D2" office:value-type="string">
            <text:p text:style-name="P20">Initial baselining</text:p>
          </table:table-cell>
        </table:table-row>
        <table:table-row table:style-name="Table1.2">
          <table:table-cell table:style-name="Table1.A3" office:value-type="string">
            <text:p text:style-name="P19"/>
          </table:table-cell>
          <table:table-cell table:style-name="Table1.B3" office:value-type="string">
            <text:p text:style-name="P19"/>
          </table:table-cell>
          <table:table-cell table:style-name="Table1.C3" office:value-type="string">
            <text:p text:style-name="P19"/>
          </table:table-cell>
          <table:table-cell table:style-name="Table1.D3" office:value-type="string">
            <text:p text:style-name="P19"/>
          </table:table-cell>
        </table:table-row>
      </table:table>
      <text:p text:style-name="P22"/>
      <text:h text:style-name="P90" text:outline-level="1"><text:bookmark-start text:name="__RefHeading___Toc216541874"/>Introduction<text:bookmark-end text:name="__RefHeading___Toc216541874"/></text:h>
      <text:h text:style-name="Heading_20_2" text:outline-level="2"><text:bookmark-start text:name="__RefHeading___Toc216541875"/>Overview<text:bookmark-end text:name="__RefHeading___Toc216541875"/></text:h>
      <text:p text:style-name="P23">This document describes the software requirements for the Streaming Services Service (SSS). <text:s/>The purpose of this document is to detail system requirements at a high level in such a way that they can easily be read by all stakeholders and verified for correctness and completeness.</text:p>
      <text:p text:style-name="P23"/>
      <text:p text:style-name="P23">This document is not intended to address issues related to management, testing or delivery of the project. <text:s/>Those issues will be covered in separate documents.</text:p>
      <text:p text:style-name="P23"/>
      <text:p text:style-name="P23">The purpose of the SSS is provide prospective subscribers of streaming services with tailored feedback based on their watching preferences to help them determine the most cost effective combination of services that will provide all their desired shows.</text:p>
      <text:h text:style-name="Heading_20_2" text:outline-level="2"><text:bookmark-start text:name="__RefHeading___Toc216541876"/>Goals and Objectives<text:bookmark-end text:name="__RefHeading___Toc216541876"/></text:h>
      <text:list xml:id="list2743409597" text:style-name="L1">
        <text:list-item>
          <text:p text:style-name="P60">Provide users with the cheapest combination of subscriptions that allows them to watch all of their selected shows.</text:p>
        </text:list-item>
        <text:list-item>
          <text:p text:style-name="P62">Allow users to find all services which carry a particular show.</text:p>
        </text:list-item>
      </text:list>
      <text:h text:style-name="Heading_20_2" text:outline-level="2"><text:bookmark-start text:name="__RefHeading___Toc216541877"/>Scope<text:bookmark-end text:name="__RefHeading___Toc216541877"/></text:h>
      <text:p text:style-name="P61">The SSS will use cost and availability information aggregated manually from provider websites. <text:s/>Recommendations will be provided to users based a list of shows that they will select from a list of shows that are known by the application. <text:s/>Updates to cost and availability information will be done manually by system administrators.</text:p>
      <text:h text:style-name="Heading_20_2" text:outline-level="2"><text:bookmark-start text:name="__RefHeading___Toc216541878"/>Definitions<text:bookmark-end text:name="__RefHeading___Toc216541878"/></text:h>
      <text:p text:style-name="P48"><text:span text:style-name="T4">Use case</text:span> – describes a goal-oriented interaction between the system and an actor. A use case may define several variants called scenarios that result in different paths through the use case and usually different outcomes.</text:p>
      <text:p text:style-name="P48"><text:span text:style-name="T4">Project</text:span> – activities that will lead to the production of the product described here. Project issues are described in a separate project plan.</text:p>
      <text:p text:style-name="P48"><text:span text:style-name="T4">Shall</text:span> – adverb used to indicate importance; indicates the requirement is mandatory. “Must” and “will” are synonyms for “shall”.</text:p>
      <text:p text:style-name="P48"><text:span text:style-name="T4">Should</text:span> – adverb used to indicate importance; indicates the requirement is desired but not mandatory.</text:p>
      <text:p text:style-name="P48"><text:span text:style-name="T4">May</text:span> – adverb used to indicate an option. For example, “The system may be taken offline for up to one hour every evening for maintenance.” Not used to express a requirement, but rather to specifically allow an option.</text:p>
      <text:h text:style-name="Heading_20_2" text:outline-level="2"><text:bookmark-start text:name="__RefHeading___Toc216541879"/><text:soft-page-break/>Document Conventions<text:bookmark-end text:name="__RefHeading___Toc216541879"/></text:h>
      <text:p text:style-name="Standard">This document is intended to be a <text:span text:style-name="T5">l</text:span>iving document <text:span text:style-name="T5">which represents the most up to date state of the system requirements. <text:s/>All sections are subject to further refinement unless otherwise noted.</text:span></text:p>
      <text:p text:style-name="Standard"/>
      <text:p text:style-name="P63">@TODO will be used to denote a known future refinement that needs to be made to a section.</text:p>
      <text:h text:style-name="Heading_20_2" text:outline-level="2"><text:bookmark-start text:name="__RefHeading___Toc216541880"/>Assumptions<text:bookmark-end text:name="__RefHeading___Toc216541880"/></text:h>
      <text:p text:style-name="P64">It is assumed that there will be somewhere available to host the application.</text:p>
      <text:h text:style-name="Heading_20_1" text:outline-level="1"><text:bookmark-start text:name="__RefHeading___Toc216541881"/>General Design Constraints<text:bookmark-end text:name="__RefHeading___Toc216541881"/></text:h>
      <text:h text:style-name="Heading_20_2" text:outline-level="2"><text:bookmark-start text:name="__RefHeading___Toc216541882"/>Product Environment<text:bookmark-end text:name="__RefHeading___Toc216541882"/></text:h>
      <text:p text:style-name="P63">The SSS is intended to be a standalone application. <text:s/>It is not expected to have any interaction with external systems.</text:p>
      <text:h text:style-name="Heading_20_2" text:outline-level="2"><text:bookmark-start text:name="__RefHeading___Toc216541883"/>User Characteristics<text:bookmark-end text:name="__RefHeading___Toc216541883"/></text:h>
      <text:p text:style-name="P24">External Users – Anyone with internet access is a prospective external user. <text:s/>As such they can potentially represent all demographics and educational/technical backgrounds. <text:s/>External users will know some shows they wish to watch and may be aware of some of services which carry their desired shows but will likely not have exhaustive knowledge of the latter. <text:s/>T<text:span text:style-name="T6">heir primary interaction with the system will be choosing shows and receiving recommendations. </text:span></text:p>
      <text:p text:style-name="P24"/>
      <text:p text:style-name="P65">Admin user – Responsible for system maintenance and updates. <text:s/>Will have some degree of platform specific training. <text:s/>Will be responsible for unlocking locked user accounts and updating show information in response to new public information and user problem reports. <text:s/>Will also need access to reports about failed logins and common searches/choices.</text:p>
      <text:h text:style-name="Heading_20_2" text:outline-level="2"><text:bookmark-start text:name="__RefHeading___Toc216541884"/>Mandated Constraints<text:bookmark-end text:name="__RefHeading___Toc216541884"/></text:h>
      <text:p text:style-name="P66">The application may not store data in flat files.</text:p>
      <text:h text:style-name="Heading_20_2" text:outline-level="2"><text:bookmark-start text:name="__RefHeading___Toc216541885"/>Potential System Evolution<text:bookmark-end text:name="__RefHeading___Toc216541885"/></text:h>
      <text:p text:style-name="P66">Realistically, once the semester is over no one will think about this project again. <text:s/>If that were not the case, potential evolution could include creating smart-phone and or native desktop apps and integrating service enrollment so that users could subscribe to services from within the app.</text:p>
      <text:h text:style-name="Heading_20_1" text:outline-level="1"><text:bookmark-start text:name="__RefHeading___Toc216541886"/>Requirements<text:bookmark-end text:name="__RefHeading___Toc216541886"/></text:h>
      <text:h text:style-name="P96" text:outline-level="2"><text:bookmark-start text:name="__RefHeading___Toc1178_944234563"/>Functional Requirements<text:bookmark-end text:name="__RefHeading___Toc1178_944234563"/></text:h>
      <text:p text:style-name="P25">1. 99% uptime</text:p>
      <text:h text:style-name="Heading_20_2" text:outline-level="2"><text:bookmark-start text:name="__RefHeading___Toc216541887"/><text:soft-page-break/>Usability Requirements<text:bookmark-end text:name="__RefHeading___Toc216541887"/></text:h>
      <text:list xml:id="list4049096088" text:style-name="L2">
        <text:list-item>
          <text:p text:style-name="P67">95% of external users should be able to successfully complete a query within 1 minute with no prior training or assistance.</text:p>
        </text:list-item>
        <text:list-item>
          <text:p text:style-name="P69">Admin users should be able to unlock user accounts, as well as add, delete and update shows and services after 8 hours of training.</text:p>
        </text:list-item>
      </text:list>
      <text:h text:style-name="Heading_20_2" text:outline-level="2"><text:bookmark-start text:name="__RefHeading___Toc216541888"/>Operational Requirements<text:bookmark-end text:name="__RefHeading___Toc216541888"/></text:h>
      <text:p text:style-name="P70">There are no known requirements relating to the operating environment for the application.</text:p>
      <text:h text:style-name="Heading_20_2" text:outline-level="2"><text:bookmark-start text:name="__RefHeading___Toc216541889"/>Performance Requirements<text:bookmark-end text:name="__RefHeading___Toc216541889"/></text:h>
      <text:list xml:id="list512025488" text:style-name="L3">
        <text:list-item>
          <text:p text:style-name="P71">The system should respond to queries within 5 seconds for up to 20 consecutive users.</text:p>
        </text:list-item>
      </text:list>
      <text:h text:style-name="Heading_20_2" text:outline-level="2"><text:bookmark-start text:name="__RefHeading___Toc216541890"/>Security Requirements<text:bookmark-end text:name="__RefHeading___Toc216541890"/></text:h>
      <text:list xml:id="list30958992" text:style-name="L4">
        <text:list-item>
          <text:p text:style-name="P72">PII shall not be visible to external users except for its owner (admin users will be able to view user PII for account verification).</text:p>
        </text:list-item>
        <text:list-item>
          <text:p text:style-name="P73">An account shall be locked after 3 consecutive failed login attempts.</text:p>
        </text:list-item>
      </text:list>
      <text:h text:style-name="Heading_20_2" text:outline-level="2"><text:bookmark-start text:name="__RefHeading___Toc216541891"/>Safety Requirements<text:bookmark-end text:name="__RefHeading___Toc216541891"/></text:h>
      <text:p text:style-name="P68">There are no known safety requirements related the application</text:p>
      <text:h text:style-name="Heading_20_2" text:outline-level="2"><text:bookmark-start text:name="__RefHeading___Toc216541892"/>Legal Requirements<text:bookmark-end text:name="__RefHeading___Toc216541892"/></text:h>
      <text:p text:style-name="P45">There are no know legal requirements related to the application</text:p>
      <text:h text:style-name="Heading_20_2" text:outline-level="2"><text:bookmark-start text:name="__RefHeading___Toc216541893"/>Other Quality Attributes<text:bookmark-end text:name="__RefHeading___Toc216541893"/></text:h>
      <text:list xml:id="list2641088656" text:style-name="L5">
        <text:list-item>
          <text:p text:style-name="P81"><text:span text:style-name="T7">The front end web application should be compatible with IE, Firefox and Chrome.</text:span></text:p>
        </text:list-item>
      </text:list>
      <text:h text:style-name="Heading_20_2" text:outline-level="2"><text:bookmark-start text:name="__RefHeading___Toc216541894"/>Documentation and Training<text:bookmark-end text:name="__RefHeading___Toc216541894"/></text:h>
      <text:p text:style-name="P26">A reference document detailing the workflows for admin users will be provided. <text:s/>Workflows for external users should be obvious from the UI and as such, no documentation for external users will be provided.</text:p>
      <text:h text:style-name="Heading_20_2" text:outline-level="2"><text:bookmark-start text:name="__RefHeading___Toc216541895"/><text:s/>External Interface<text:bookmark-end text:name="__RefHeading___Toc216541895"/></text:h>
      <text:h text:style-name="P83" text:outline-level="3"><text:bookmark-start text:name="__RefHeading___Toc216541896"/>User Interface<text:bookmark-end text:name="__RefHeading___Toc216541896"/></text:h>
      <text:p text:style-name="P74">The user interface should be engaging but minimalistic. <text:s/>It should not be overly formal and should feature some color variation. <text:s/>It should be intuitive or provide in app guidance for page elements whose usage or meaning is not obvious. <text:s/>If at least 90 percent of users are not able to intuit the usage or meaning of a page element within 5 seconds, it shall be considered un-intuitive are require in app guidance. The expected users are adults so text based guidance is appropriate.</text:p>
      <text:h text:style-name="Heading_20_3" text:outline-level="3"><text:bookmark-start text:name="__RefHeading___Toc216541897"/><text:soft-page-break/>Software Interface<text:bookmark-end text:name="__RefHeading___Toc216541897"/></text:h>
      <text:p text:style-name="P74">There are no external software interfaces for this application.</text:p>
      <text:h text:style-name="Heading_20_1" text:outline-level="1"><text:bookmark-start text:name="__RefHeading___Toc216541898"/>System Features<text:bookmark-end text:name="__RefHeading___Toc216541898"/></text:h>
      <text:h text:style-name="Heading_20_2" text:outline-level="2"><text:bookmark-start text:name="__RefHeading___Toc216541899"/>Feature: <text:span text:style-name="T8">Search for Single Show</text:span><text:bookmark-end text:name="__RefHeading___Toc216541899"/></text:h>
      <text:h text:style-name="Heading_20_3" text:outline-level="3"><text:bookmark-start text:name="__RefHeading___Toc216541900"/>Description and Priority<text:bookmark-end text:name="__RefHeading___Toc216541900"/></text:h>
      <text:p text:style-name="P29">Allow external user to search for which services carry a show.</text:p>
      <text:p text:style-name="P27"/>
      <text:p text:style-name="P27">Cost: <text:span text:style-name="T19">low</text:span></text:p>
      <text:p text:style-name="P75">Risk: low</text:p>
      <text:p text:style-name="P75">Value: high</text:p>
      <text:h text:style-name="Heading_20_3" text:outline-level="3"><text:bookmark-start text:name="__RefHeading___Toc216541901"/>Use Case: <text:span text:style-name="T9">Search Single Show</text:span><text:bookmark-end text:name="__RefHeading___Toc216541901"/></text:h>
      <text:p text:style-name="P28"><text:span text:style-name="T17">In this use case an external user will select a show from a list of shows that are known to the system. <text:s/>The system will return a list of </text:span><text:span text:style-name="T18">services which carry that show.</text:span></text:p>
      <text:h text:style-name="Heading_20_3" text:outline-level="3"><text:bookmark-start text:name="__RefHeading___Toc216541902"/>Additional Requirements<text:bookmark-end text:name="__RefHeading___Toc216541902"/></text:h>
      <text:p text:style-name="P29">None</text:p>
      <text:h text:style-name="Heading_20_2" text:outline-level="2"><text:bookmark-start text:name="__RefHeading___Toc216541903"/>Feature: <text:span text:style-name="T10">Get Recommendation</text:span><text:bookmark-end text:name="__RefHeading___Toc216541903"/></text:h>
      <text:h text:style-name="Heading_20_3" text:outline-level="3"><text:bookmark-start text:name="__RefHeading___Toc216541904"/>Description and Priority<text:bookmark-end text:name="__RefHeading___Toc216541904"/></text:h>
      <text:p text:style-name="P30">Allows external user to get a recommendation of the cheapest set of services to provide all their desired shows.</text:p>
      <text:p text:style-name="P30"/>
      <text:p text:style-name="P5">Cost: <text:span text:style-name="T10">High</text:span></text:p>
      <text:p text:style-name="P11">Risk: <text:span text:style-name="T10">High</text:span></text:p>
      <text:p text:style-name="Standard">Value: <text:span text:style-name="T10">High</text:span></text:p>
      <text:h text:style-name="Heading_20_3" text:outline-level="3"><text:bookmark-start text:name="__RefHeading___Toc216541905"/>Use Case: <text:span text:style-name="T10">Get Recommendation</text:span><text:bookmark-end text:name="__RefHeading___Toc216541905"/></text:h>
      <text:p text:style-name="P30">In this use case an external user will select one or many shows from a list of shows which are known to the app. <text:s/>The application will return a list of sets of services which provide all of the shows on the input list. <text:s/>The return list may be empty if no combination of services provides all listed shows.</text:p>
      <text:h text:style-name="Heading_20_3" text:outline-level="3"><text:bookmark-start text:name="__RefHeading___Toc216541906"/>Additional Requirements<text:bookmark-end text:name="__RefHeading___Toc216541906"/></text:h>
      <text:p text:style-name="P30">None</text:p>
      <text:h text:style-name="P91" text:outline-level="2"><text:bookmark-start text:name="__RefHeading___Toc2165419031"/>Feature: <text:span text:style-name="T10">Add new show</text:span><text:bookmark-end text:name="__RefHeading___Toc2165419031"/></text:h>
      <text:h text:style-name="P84" text:outline-level="3"><text:bookmark-start text:name="__RefHeading___Toc2165419041"/>Description and Priority<text:bookmark-end text:name="__RefHeading___Toc2165419041"/></text:h>
      <text:p text:style-name="P30">Allows admin users to add a new show and services which carry it to the app.</text:p>
      <text:p text:style-name="P30"><text:soft-page-break/></text:p>
      <text:p text:style-name="P6">Cost: <text:span text:style-name="T10">Low</text:span></text:p>
      <text:p text:style-name="P12">Risk: <text:span text:style-name="T10">Low</text:span></text:p>
      <text:p text:style-name="P35">Value: <text:span text:style-name="T10">High</text:span></text:p>
      <text:h text:style-name="P84" text:outline-level="3"><text:bookmark-start text:name="__RefHeading___Toc2165419051"/>Use Case: <text:span text:style-name="T10">Add New Show</text:span><text:bookmark-end text:name="__RefHeading___Toc2165419051"/></text:h>
      <text:p text:style-name="P30">In this use case an admin user will input the name of a new show and the services which carry it. <text:s/>This information will be added to the database so it can be made available for external user queries.</text:p>
      <text:h text:style-name="P84" text:outline-level="3"><text:bookmark-start text:name="__RefHeading___Toc2165419061"/>Additional Requirements<text:bookmark-end text:name="__RefHeading___Toc2165419061"/></text:h>
      <text:p text:style-name="P30">None</text:p>
      <text:h text:style-name="P91" text:outline-level="2"><text:bookmark-start text:name="__RefHeading___Toc2165419032"/>Feature: <text:span text:style-name="T12">Delete Show</text:span><text:bookmark-end text:name="__RefHeading___Toc2165419032"/></text:h>
      <text:h text:style-name="P84" text:outline-level="3"><text:bookmark-start text:name="__RefHeading___Toc2165419042"/>Description and Priority<text:bookmark-end text:name="__RefHeading___Toc2165419042"/></text:h>
      <text:p text:style-name="P30">Allows an admin user to <text:span text:style-name="T12">delete a show from the database, thereby removing from the list that is available to external users</text:span></text:p>
      <text:p text:style-name="P30"/>
      <text:p text:style-name="P6">Cost: <text:span text:style-name="T11">Low</text:span></text:p>
      <text:p text:style-name="P12">Risk: <text:span text:style-name="T11">Low</text:span></text:p>
      <text:p text:style-name="P35">Value: <text:span text:style-name="T12">High</text:span></text:p>
      <text:h text:style-name="P84" text:outline-level="3"><text:bookmark-start text:name="__RefHeading___Toc2165419052"/>Use Case: <text:span text:style-name="T12">Delete Show</text:span><text:bookmark-end text:name="__RefHeading___Toc2165419052"/></text:h>
      <text:p text:style-name="P30">I<text:span text:style-name="T12">n this use case an admin user will select a show from a list of shows known to the app. <text:s/>That show will be deleted from the database.</text:span></text:p>
      <text:h text:style-name="P84" text:outline-level="3"><text:bookmark-start text:name="__RefHeading___Toc2165419062"/>Additional Requirements<text:bookmark-end text:name="__RefHeading___Toc2165419062"/></text:h>
      <text:p text:style-name="P30">None</text:p>
      <text:h text:style-name="P92" text:outline-level="2"><text:bookmark-start text:name="__RefHeading___Toc2165419033"/>Feature: <text:span text:style-name="T12">Update Show</text:span><text:bookmark-end text:name="__RefHeading___Toc2165419033"/></text:h>
      <text:h text:style-name="P85" text:outline-level="3"><text:bookmark-start text:name="__RefHeading___Toc2165419043"/>Description and Priority<text:bookmark-end text:name="__RefHeading___Toc2165419043"/></text:h>
      <text:p text:style-name="P37">Allows admin users to update which services carry a show.</text:p>
      <text:p text:style-name="P31"/>
      <text:p text:style-name="P7">Cost: <text:span text:style-name="T12">Medium</text:span></text:p>
      <text:p text:style-name="P13">Risk: <text:span text:style-name="T12">Medium</text:span></text:p>
      <text:p text:style-name="P36">Value: <text:span text:style-name="T12">Medium (could just delete and make a new one)</text:span></text:p>
      <text:h text:style-name="P85" text:outline-level="3"><text:bookmark-start text:name="__RefHeading___Toc2165419053"/>Use Case: <text:span text:style-name="T12">Update Show</text:span><text:bookmark-end text:name="__RefHeading___Toc2165419053"/></text:h>
      <text:p text:style-name="P37"><text:bookmark-start text:name="__RefHeading___Toc1390_22634886821"/>In this use case an admin user will select a show from a list of shows which are known to the app. <text:s/>They will then be presented with a list of services which carry the show and the option to add or remove services from the list. <text:s/>The database will be updated at the completion of the use case.<text:bookmark-end text:name="__RefHeading___Toc1390_22634886821"/></text:p>
      <text:h text:style-name="P85" text:outline-level="3"><text:bookmark-start text:name="__RefHeading___Toc2165419063"/><text:soft-page-break/>Additional Requirements<text:bookmark-end text:name="__RefHeading___Toc2165419063"/></text:h>
      <text:p text:style-name="P31">None</text:p>
      <text:h text:style-name="P92" text:outline-level="2"><text:bookmark-start text:name="__RefHeading___Toc2165419034"/>Feature: <text:span text:style-name="T13">Create Account</text:span><text:bookmark-end text:name="__RefHeading___Toc2165419034"/></text:h>
      <text:h text:style-name="P85" text:outline-level="3"><text:bookmark-start text:name="__RefHeading___Toc2165419044"/>Description and Priority<text:bookmark-end text:name="__RefHeading___Toc2165419044"/></text:h>
      <text:p text:style-name="P37">Allows external users to create an authenticated account <text:span text:style-name="T13">to be used for saving prior searches.</text:span></text:p>
      <text:p text:style-name="P31"/>
      <text:p text:style-name="P7">Cost: <text:span text:style-name="T10">High</text:span></text:p>
      <text:p text:style-name="P13">Risk: <text:span text:style-name="T10">High</text:span></text:p>
      <text:p text:style-name="P36">Value: <text:span text:style-name="T12">Low</text:span></text:p>
      <text:h text:style-name="P85" text:outline-level="3"><text:bookmark-start text:name="__RefHeading___Toc2165419054"/>Use Case: <text:span text:style-name="T13">Create Account</text:span><text:bookmark-end text:name="__RefHeading___Toc2165419054"/></text:h>
      <text:p text:style-name="P38">The user will select that they want to create an account. <text:s/>They will enter their email and a password <text:span text:style-name="T14">and security question/answer</text:span>. <text:s/>The email must be unique. <text:s/>They will receive a confirmation if the sign up is successful. </text:p>
      <text:h text:style-name="P85" text:outline-level="3"><text:bookmark-start text:name="__RefHeading___Toc2165419064"/>Additional Requirements<text:bookmark-end text:name="__RefHeading___Toc2165419064"/></text:h>
      <text:p text:style-name="P47">None</text:p>
      <text:h text:style-name="P93" text:outline-level="2"><text:bookmark-start text:name="__RefHeading___Toc1390_2263488682"/>Feature: <text:span text:style-name="T15">Change Password</text:span><text:bookmark-end text:name="__RefHeading___Toc1390_2263488682"/></text:h>
      <text:h text:style-name="P86" text:outline-level="3"><text:bookmark-start text:name="__RefHeading___Toc21654190452"/>Description and Priority<text:bookmark-end text:name="__RefHeading___Toc21654190452"/></text:h>
      <text:p text:style-name="P44">Allows an external users who has previously registered an account to change their password.</text:p>
      <text:p text:style-name="P34"/>
      <text:p text:style-name="P10">Cost: <text:span text:style-name="T13">Medium</text:span></text:p>
      <text:p text:style-name="P16">Risk: <text:span text:style-name="T10">High</text:span></text:p>
      <text:p text:style-name="P43">Value: <text:span text:style-name="T19">High</text:span></text:p>
      <text:h text:style-name="P86" text:outline-level="3"><text:bookmark-start text:name="__RefHeading___Toc21654190552"/>Use Case: <text:span text:style-name="T15">Change Password</text:span><text:bookmark-end text:name="__RefHeading___Toc21654190552"/></text:h>
      <text:p text:style-name="P39">At the instantiation of this use case, the user is already logged in. <text:s/><text:span text:style-name="T16">They will select the option to change their password. <text:s/>They will be asked for the current password and the new password. <text:s/>If the current password entered is correct it will be replaced by the new password.</text:span></text:p>
      <text:h text:style-name="P86" text:outline-level="3"><text:bookmark-start text:name="__RefHeading___Toc21654190652"/>Additional Requirements<text:bookmark-end text:name="__RefHeading___Toc21654190652"/></text:h>
      <text:p text:style-name="P39">Depends on <text:span text:style-name="T16">4.6</text:span></text:p>
      <text:h text:style-name="P94" text:outline-level="2"><text:bookmark-start text:name="__RefHeading___Toc2165419035"/><text:soft-page-break/>Feature: <text:span text:style-name="T13">Save Search</text:span><text:bookmark-end text:name="__RefHeading___Toc2165419035"/></text:h>
      <text:h text:style-name="P87" text:outline-level="3"><text:bookmark-start text:name="__RefHeading___Toc2165419045"/>Description and Priority<text:bookmark-end text:name="__RefHeading___Toc2165419045"/></text:h>
      <text:p text:style-name="P32">Allows <text:span text:style-name="T13">authenticated</text:span> external user<text:span text:style-name="T13">s</text:span> to <text:span text:style-name="T13">save a single show or recommendation search result to be viewed later.</text:span></text:p>
      <text:p text:style-name="P32"/>
      <text:p text:style-name="P8">Cost: <text:span text:style-name="T13">Medium</text:span></text:p>
      <text:p text:style-name="P14">Risk: <text:span text:style-name="T10">High</text:span></text:p>
      <text:p text:style-name="P40">Value: <text:span text:style-name="T13">Low</text:span></text:p>
      <text:h text:style-name="P87" text:outline-level="3"><text:bookmark-start text:name="__RefHeading___Toc2165419055"/>Use Case: <text:span text:style-name="T13">Save Search</text:span><text:bookmark-end text:name="__RefHeading___Toc2165419055"/></text:h>
      <text:p text:style-name="P38">At the instantiation of this use case, the user is already logged in and has performed a single show or recommendation search. <text:s/>The user will select an option to save the search which will save the search result to the database under their username.</text:p>
      <text:h text:style-name="P87" text:outline-level="3"><text:bookmark-start text:name="__RefHeading___Toc2165419065"/>Additional Requirements<text:bookmark-end text:name="__RefHeading___Toc2165419065"/></text:h>
      <text:p text:style-name="P38">Depends on 4.1, 4.2 and 4.6</text:p>
      <text:h text:style-name="P94" text:outline-level="2"><text:bookmark-start text:name="__RefHeading___Toc2165419036"/>Feature: <text:span text:style-name="T13">Retrieve Saved Search</text:span><text:bookmark-end text:name="__RefHeading___Toc2165419036"/></text:h>
      <text:h text:style-name="P87" text:outline-level="3"><text:bookmark-start text:name="__RefHeading___Toc2165419046"/>Description and Priority<text:bookmark-end text:name="__RefHeading___Toc2165419046"/></text:h>
      <text:p text:style-name="P32">Allows <text:span text:style-name="T13">authenticated</text:span> external user<text:span text:style-name="T13">s</text:span> to <text:span text:style-name="T13">retrieve a previously saved search result.</text:span></text:p>
      <text:p text:style-name="P32"/>
      <text:p text:style-name="P8">Cost: <text:span text:style-name="T13">Low</text:span></text:p>
      <text:p text:style-name="P14">Risk: <text:span text:style-name="T10">High</text:span></text:p>
      <text:p text:style-name="P40">Value: <text:span text:style-name="T13">Low</text:span></text:p>
      <text:h text:style-name="P87" text:outline-level="3"><text:bookmark-start text:name="__RefHeading___Toc2165419056"/>Use Case: <text:span text:style-name="T13">Retrieve Saved Search</text:span><text:bookmark-end text:name="__RefHeading___Toc2165419056"/></text:h>
      <text:p text:style-name="P38">At the instantiation of this use case, the user is already logged in and has previously save a single show or recommendation search result. <text:s/>The user will select the option to retrieve a saved search and be presented with a list of their saved searches. <text:s/>They will choose the one that they want and be returned to the results screen for the search.</text:p>
      <text:h text:style-name="P87" text:outline-level="3"><text:bookmark-start text:name="__RefHeading___Toc2165419066"/>Additional Requirements<text:bookmark-end text:name="__RefHeading___Toc2165419066"/></text:h>
      <text:p text:style-name="P38">Depends on 4.6 and 4.<text:span text:style-name="T19">8</text:span></text:p>
      <text:h text:style-name="P95" text:outline-level="2"><text:bookmark-start text:name="__RefHeading___Toc1392_2263488682"/><text:s/>Feature: <text:span text:style-name="T14">Reset Password</text:span><text:bookmark-end text:name="__RefHeading___Toc1392_2263488682"/></text:h>
      <text:h text:style-name="P88" text:outline-level="3"><text:bookmark-start text:name="__RefHeading___Toc21654190451"/>Description and Priority<text:bookmark-end text:name="__RefHeading___Toc21654190451"/></text:h>
      <text:p text:style-name="P42">Allows an admin user to reset the password for a user. <text:s/>This is the only way to reset a locke<text:span text:style-name="T19">d</text:span> account.</text:p>
      <text:p text:style-name="P33"/>
      <text:p text:style-name="P9"><text:soft-page-break/>Cost: <text:span text:style-name="T13">Medium</text:span></text:p>
      <text:p text:style-name="P15">Risk: <text:span text:style-name="T10">High</text:span></text:p>
      <text:p text:style-name="P41">Value: <text:span text:style-name="T14">High</text:span></text:p>
      <text:h text:style-name="P88" text:outline-level="3"><text:bookmark-start text:name="__RefHeading___Toc21654190551"/>Use Case: <text:span text:style-name="T14">Reset Password</text:span><text:bookmark-end text:name="__RefHeading___Toc21654190551"/></text:h>
      <text:p text:style-name="P42">In this use case an admin user is contacted by an external user who has previously created an account and who wishes to reset their password. <text:s/>The external user has provided the username and correct challenge answer. <text:s/>The admin user will create a new temporary password for the external users account and tell it to them. <text:s/>The external user will login with the new password and then create their own new password using <text:span text:style-name="T19">the interface</text:span></text:p>
      <text:h text:style-name="P88" text:outline-level="3"><text:bookmark-start text:name="__RefHeading___Toc21654190651"/>Additional Requirements<text:bookmark-end text:name="__RefHeading___Toc21654190651"/></text:h>
      <text:p text:style-name="P80">Depends on 4.6 and 4.10</text:p>
      <text:h text:style-name="P89" text:outline-level="1"><text:bookmark-start text:name="__RefHeading___Toc1542_2263488682"/>External References<text:bookmark-end text:name="__RefHeading___Toc1542_2263488682"/></text:h>
      <text:p text:style-name="P46">None</text:p>
      <text:p text:style-name="P30"/>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028in" fo:margin-bottom="0in" loext:contextual-spacing="false"/>
      <style:text-properties fo:font-style="italic"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0835in" loext:contextual-spacing="false" fo:keep-together="always" fo:keep-with-next="always">
        <style:tab-stops>
          <style:tab-stop style:position="0.3335in"/>
          <style:tab-stop style:position="5.9929in" style:type="right" style:leader-style="dotted" style:leader-text="."/>
        </style:tab-stops>
      </style:paragraph-properties>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style:tab-stops>
          <style:tab-stop style:position="0.5in"/>
          <style:tab-stop style:position="5.9929in" style:type="right" style:leader-style="dotted" style:leader-text="."/>
        </style:tab-stops>
      </style:paragraph-properties>
      <style:text-properties fo:language="none" fo:country="none" fo:font-weight="bold" style:language-asian="none" style:country-asian="none"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Text_20_body_20_indent" style:display-name="Text body indent" style:family="paragraph" style:parent-style-name="Standard" style:class="text">
      <style:paragraph-properties fo:margin-left="0.1874in" fo:margin-right="0in" fo:text-indent="-0.1874in" style:auto-text-indent="false"/>
    </style:style>
    <style:style style:name="Body_20_Text_20_Indent_20_2" style:display-name="Body Text Indent 2" style:family="paragraph" style:parent-style-name="Standard">
      <style:paragraph-properties fo:margin-left="0.1874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in"/>
          <style:tab-stop style:position="3in" style:type="center"/>
          <style:tab-stop style:position="6in" style:type="right"/>
        </style:tab-stops>
      </style:paragraph-properties>
      <style:text-properties fo:color="#c0c0c0" style:font-name="Arial" fo:font-size="10pt" fo:font-weight="bold" style:font-size-asian="10pt" style:font-weight-asian="bold" style:font-name-complex="Arial"/>
    </style:style>
    <style:style style:name="MP2" style:family="paragraph" style:parent-style-name="Header">
      <style:paragraph-properties>
        <style:tab-stops>
          <style:tab-stop style:position="3.3126in" style:type="right"/>
          <style:tab-stop style:position="6in" style:type="right"/>
        </style:tab-stops>
      </style:paragraph-properties>
    </style:style>
    <style:style style:name="MP3" style:family="paragraph" style:parent-style-name="Footer">
      <style:text-properties style:font-name="Arial" fo:font-size="10pt" style:font-size-asian="10pt" style:font-name-complex="Arial"/>
    </style:style>
    <style:style style:name="MT1" style:family="text">
      <style:text-properties officeooo:rsid="0023e0c9"/>
    </style:style>
    <style:style style:name="MT2" style:family="text">
      <style:text-properties fo:color="#c0c0c0" style:font-name="Arial" fo:font-size="10pt" fo:font-weight="bold" style:font-size-asian="10pt" style:font-weight-asian="bold" style:font-name-complex="Arial"/>
    </style:style>
    <style:style style:name="MT3" style:family="text">
      <style:text-properties fo:color="#c0c0c0" style:font-name="Arial" fo:font-size="10pt" fo:font-weight="bold" officeooo:rsid="0023e0c9" style:font-size-asian="10pt" style:font-weight-asian="bold" style:font-name-complex="Arial"/>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span text:style-name="MT1">Streaming Services Service</text:span>]<text:tab/><text:tab/>Software Requirements Specification</text:p>
        <text:p text:style-name="MP1"/>
      </style:header>
      <style:footer>
        <text:p text:style-name="MP2"><text:span text:style-name="MT2">Last Modified: </text:span><text:span text:style-name="MT3">09.23.2019</text:span><text:span text:style-name="MT2"><text:tab/><text:tab/>Page </text:span><text:span text:style-name="MT2"><text:page-number text:select-page="current">11</text:page-number></text:span><text:span text:style-name="MT2"><text:s/>of </text:span><text:span text:style-name="MT2"><text:page-count>11</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Eddie Burris</meta:initial-creator>
    <meta:creation-date>2003-01-23T22:16:00</meta:creation-date>
    <dc:date>2019-09-23T20:07:18.467396888</dc:date>
    <meta:editing-cycles>471</meta:editing-cycles>
    <meta:editing-duration>P6DT17H48M18S</meta:editing-duration>
    <meta:generator>LibreOffice/6.0.7.3$Linux_X86_64 LibreOffice_project/00m0$Build-3</meta:generator>
    <meta:document-statistic meta:table-count="1" meta:image-count="0" meta:object-count="0" meta:page-count="11" meta:paragraph-count="246" meta:word-count="2186" meta:character-count="13195" meta:non-whitespace-character-count="11278"/>
  </office:meta>
</office:document-meta>
</file>